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erif"/>
    <style:font-face style:name="Lohit Devanagari1" svg:font-family="'Lohit Devanagari'"/>
    <style:font-face style:name="Open Sans1" svg:font-family="'Open Sans', Arial, sans-serif"/>
    <style:font-face style:name="Open Sans" svg:font-family="'Open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fo:padding="0in" fo:border="none"/>
      <style:text-properties fo:font-variant="normal" fo:text-transform="none" fo:color="#333333" style:font-name="Georgia" fo:letter-spacing="normal" fo:font-style="normal" fo:font-weight="normal" officeooo:paragraph-rsid="00092cb9"/>
    </style:style>
    <style:style style:name="P2" style:family="paragraph" style:parent-style-name="Text_20_body">
      <style:paragraph-properties fo:margin-left="0in" fo:margin-right="0in" fo:orphans="2" fo:widows="2" fo:text-indent="0in" style:auto-text-indent="false" fo:padding="0in" fo:border="none"/>
      <style:text-properties fo:font-variant="normal" fo:text-transform="none" fo:color="#333333" style:font-name="Georgia" fo:letter-spacing="normal" fo:font-style="normal" fo:font-weight="normal" officeooo:paragraph-rsid="000c3f7f"/>
    </style:style>
    <style:style style:name="P3" style:family="paragraph" style:parent-style-name="Text_20_body">
      <style:paragraph-properties fo:margin-left="0in" fo:margin-right="0in" fo:orphans="2" fo:widows="2" fo:text-indent="0in" style:auto-text-indent="false" fo:padding="0in" fo:border="none"/>
      <style:text-properties officeooo:paragraph-rsid="0006d9c3"/>
    </style:style>
    <style:style style:name="P4" style:family="paragraph" style:parent-style-name="Heading_20_5">
      <style:paragraph-properties fo:margin-left="0in" fo:margin-right="0in" fo:margin-top="0.1043in" fo:margin-bottom="0.1043in" loext:contextual-spacing="false" fo:orphans="2" fo:widows="2" fo:text-indent="0in" style:auto-text-indent="false" fo:padding="0in" fo:border="none"/>
      <style:text-properties fo:font-variant="normal" fo:text-transform="none" fo:color="#333333" style:font-name="Georgia" fo:letter-spacing="normal" fo:font-style="normal" fo:font-weight="bold"/>
    </style:style>
    <style:style style:name="P5" style:family="paragraph" style:parent-style-name="Heading_20_5">
      <style:paragraph-properties fo:margin-left="0in" fo:margin-right="0in" fo:margin-top="0.1043in" fo:margin-bottom="0.1043in" loext:contextual-spacing="false" fo:orphans="2" fo:widows="2" fo:text-indent="0in" style:auto-text-indent="false" fo:padding="0in" fo:border="none"/>
    </style:style>
    <style:style style:name="P6" style:family="paragraph" style:parent-style-name="Standard">
      <style:text-properties fo:color="#f58220" fo:font-size="14pt" fo:font-weight="bold" officeooo:rsid="001f2706" officeooo:paragraph-rsid="000f6fda" style:font-size-asian="14pt" style:font-weight-asian="bold" style:font-size-complex="14pt" style:font-weight-complex="bold"/>
    </style:style>
    <style:style style:name="P7" style:family="paragraph" style:parent-style-name="Standard">
      <style:text-properties officeooo:rsid="00208d16" officeooo:paragraph-rsid="000f6fda"/>
    </style:style>
    <style:style style:name="P8" style:family="paragraph" style:parent-style-name="Standard">
      <style:text-properties officeooo:rsid="002c9f9f" officeooo:paragraph-rsid="000f6fda"/>
    </style:style>
    <style:style style:name="P9" style:family="paragraph" style:parent-style-name="Standard">
      <style:text-properties officeooo:rsid="002b7ff5" officeooo:paragraph-rsid="000f6fda" fo:background-color="#fff685"/>
    </style:style>
    <style:style style:name="P10" style:family="paragraph" style:parent-style-name="Standard">
      <style:text-properties officeooo:rsid="00223f92" officeooo:paragraph-rsid="000f6fda"/>
    </style:style>
    <style:style style:name="P11" style:family="paragraph" style:parent-style-name="Standard">
      <style:text-properties officeooo:rsid="002b7ff5" officeooo:paragraph-rsid="000f6fda"/>
    </style:style>
    <style:style style:name="P12" style:family="paragraph" style:parent-style-name="Standard">
      <style:text-properties officeooo:rsid="002d6a4b" officeooo:paragraph-rsid="000f6fda" fo:background-color="#fff9ae"/>
    </style:style>
    <style:style style:name="P13" style:family="paragraph" style:parent-style-name="Standard">
      <style:text-properties officeooo:rsid="00273cb3" officeooo:paragraph-rsid="000f6fda"/>
    </style:style>
    <style:style style:name="P14" style:family="paragraph" style:parent-style-name="Standard">
      <style:text-properties officeooo:rsid="002915bd" officeooo:paragraph-rsid="000f6fda"/>
    </style:style>
    <style:style style:name="P15" style:family="paragraph" style:parent-style-name="Standard">
      <style:text-properties officeooo:rsid="002edc67" officeooo:paragraph-rsid="000f6fda"/>
    </style:style>
    <style:style style:name="P16" style:family="paragraph" style:parent-style-name="Standard">
      <style:text-properties officeooo:rsid="0031099b" officeooo:paragraph-rsid="000f6fda"/>
    </style:style>
    <style:style style:name="P17" style:family="paragraph" style:parent-style-name="Standard">
      <style:text-properties fo:color="#000000" fo:font-size="14pt" fo:font-weight="normal" officeooo:rsid="002915bd" officeooo:paragraph-rsid="000f6fda" style:font-size-asian="14pt" style:font-weight-asian="normal" style:font-size-complex="14pt" style:font-weight-complex="normal"/>
    </style:style>
    <style:style style:name="P18" style:family="paragraph" style:parent-style-name="Standard">
      <style:text-properties fo:color="#000000" fo:font-size="14pt" fo:font-weight="normal" officeooo:rsid="0036b65a" officeooo:paragraph-rsid="000f6fda" style:font-size-asian="14pt" style:font-weight-asian="normal" style:font-size-complex="14pt" style:font-weight-complex="normal"/>
    </style:style>
    <style:style style:name="P19" style:family="paragraph" style:parent-style-name="Standard">
      <style:text-properties fo:color="#000000" fo:font-size="14pt" fo:font-weight="normal" officeooo:rsid="00223f92" officeooo:paragraph-rsid="000f6fda" style:font-size-asian="14pt" style:font-weight-asian="normal" style:font-size-complex="14pt" style:font-weight-complex="normal"/>
    </style:style>
    <style:style style:name="P20" style:family="paragraph" style:parent-style-name="Standard">
      <style:text-properties fo:color="#000000" fo:font-size="14pt" fo:font-weight="normal" officeooo:rsid="0029348f" officeooo:paragraph-rsid="000f6fda" style:font-size-asian="14pt" style:font-weight-asian="normal" style:font-size-complex="14pt" style:font-weight-complex="normal"/>
    </style:style>
    <style:style style:name="P21" style:family="paragraph" style:parent-style-name="Standard">
      <style:text-properties fo:color="#000000" fo:font-size="14pt" fo:font-weight="normal" officeooo:rsid="0023e9fb" officeooo:paragraph-rsid="000f6fda" style:font-size-asian="14pt" style:font-weight-asian="normal" style:font-size-complex="14pt" style:font-weight-complex="normal"/>
    </style:style>
    <style:style style:name="P22" style:family="paragraph" style:parent-style-name="Standard">
      <style:text-properties fo:color="#000000" fo:font-size="14pt" fo:font-weight="normal" officeooo:rsid="0036b65a" officeooo:paragraph-rsid="000f6fda" fo:background-color="#bce4e5" style:font-size-asian="14pt" style:font-weight-asian="normal" style:font-size-complex="14pt" style:font-weight-complex="normal"/>
    </style:style>
    <style:style style:name="P23" style:family="paragraph" style:parent-style-name="Standard">
      <style:text-properties fo:font-size="14pt" fo:font-weight="bold" officeooo:paragraph-rsid="000f6fda" style:font-size-asian="14pt" style:font-weight-asian="bold" style:font-size-complex="14pt" style:font-weight-complex="bold"/>
    </style:style>
    <style:style style:name="P24" style:family="paragraph" style:parent-style-name="Standard">
      <style:text-properties fo:font-variant="normal" fo:text-transform="none" fo:color="#f58220" style:font-name="Georgia" fo:font-size="14pt" fo:letter-spacing="normal" fo:font-style="normal" fo:font-weight="bold" officeooo:rsid="00223f92" officeooo:paragraph-rsid="000f6fda" style:font-size-asian="14pt" style:font-weight-asian="bold" style:font-size-complex="14pt" style:font-weight-complex="bold"/>
    </style:style>
    <style:style style:name="P25" style:family="paragraph" style:parent-style-name="Standard">
      <style:text-properties fo:font-variant="normal" fo:text-transform="none" fo:color="#333333" style:font-name="Georgia" fo:font-size="12pt" fo:letter-spacing="normal" fo:font-style="normal" fo:font-weight="normal" officeooo:rsid="00223f92" officeooo:paragraph-rsid="000f6fda" style:font-size-asian="14pt" style:font-weight-asian="normal" style:font-size-complex="14pt" style:font-weight-complex="normal"/>
    </style:style>
    <style:style style:name="P26" style:family="paragraph" style:parent-style-name="Standard">
      <style:text-properties officeooo:paragraph-rsid="000f6fda"/>
    </style:style>
    <style:style style:name="P27" style:family="paragraph" style:parent-style-name="Standard">
      <style:text-properties officeooo:rsid="0036acbd" officeooo:paragraph-rsid="000f6fda"/>
    </style:style>
    <style:style style:name="P28" style:family="paragraph" style:parent-style-name="Standard">
      <style:text-properties fo:color="#000000" fo:font-size="14pt" fo:font-weight="normal" officeooo:rsid="0029348f" officeooo:paragraph-rsid="000f6fda" style:font-size-asian="14pt" style:font-weight-asian="normal" style:font-size-complex="14pt" style:font-weight-complex="normal"/>
    </style:style>
    <style:style style:name="P29" style:family="paragraph" style:parent-style-name="Standard">
      <style:text-properties officeooo:rsid="001e91b8" officeooo:paragraph-rsid="001f1b2b"/>
    </style:style>
    <style:style style:name="P30" style:family="paragraph" style:parent-style-name="Standard">
      <style:text-properties officeooo:paragraph-rsid="001f1b2b"/>
    </style:style>
    <style:style style:name="P31" style:family="paragraph" style:parent-style-name="Text_20_body">
      <style:paragraph-properties fo:margin-left="0in" fo:margin-right="0in" fo:orphans="2" fo:widows="2" fo:text-indent="0in" style:auto-text-indent="false" fo:padding="0in" fo:border="none"/>
      <style:text-properties fo:font-variant="normal" fo:text-transform="none" fo:color="#333333" style:font-name="Georgia" fo:letter-spacing="normal" fo:font-style="normal" fo:font-weight="normal"/>
    </style:style>
    <style:style style:name="P32" style:family="paragraph" style:parent-style-name="Text_20_body">
      <style:paragraph-properties fo:margin-left="0in" fo:margin-right="0in" fo:orphans="2" fo:widows="2" fo:text-indent="0in" style:auto-text-indent="false" fo:padding="0in" fo:border="none"/>
      <style:text-properties fo:font-variant="normal" fo:text-transform="none" fo:color="#00a65d" style:font-name="Georgia" fo:letter-spacing="normal" fo:font-style="normal" fo:font-weight="normal" officeooo:rsid="0006d9c3" officeooo:paragraph-rsid="0014fd30"/>
    </style:style>
    <style:style style:name="P33" style:family="paragraph" style:parent-style-name="Text_20_body">
      <style:paragraph-properties fo:margin-left="0in" fo:margin-right="0in" fo:orphans="2" fo:widows="2" fo:text-indent="0in" style:auto-text-indent="false" fo:padding="0in" fo:border="none"/>
      <style:text-properties fo:font-variant="normal" fo:text-transform="none" fo:color="#00a65d" style:font-name="Georgia" fo:letter-spacing="normal" fo:font-style="normal" fo:font-weight="normal" officeooo:rsid="00082c2e" officeooo:paragraph-rsid="00082c2e"/>
    </style:style>
    <style:style style:name="P34" style:family="paragraph" style:parent-style-name="Text_20_body">
      <style:paragraph-properties fo:margin-left="0in" fo:margin-right="0in" fo:orphans="2" fo:widows="2" fo:text-indent="0in" style:auto-text-indent="false" fo:padding="0in" fo:border="none"/>
      <style:text-properties fo:font-variant="normal" fo:text-transform="none" fo:color="#00a65d" style:font-name="Georgia" fo:letter-spacing="normal" fo:font-style="normal" fo:font-weight="normal" officeooo:rsid="00092cb9" officeooo:paragraph-rsid="00092cb9"/>
    </style:style>
    <style:style style:name="P35" style:family="paragraph" style:parent-style-name="Text_20_body">
      <style:paragraph-properties fo:margin-left="0in" fo:margin-right="0in" fo:orphans="2" fo:widows="2" fo:text-indent="0in" style:auto-text-indent="false" fo:padding="0in" fo:border="none"/>
      <style:text-properties fo:font-variant="normal" fo:text-transform="none" fo:color="#00a65d" style:font-name="Georgia" fo:letter-spacing="normal" fo:font-style="normal" fo:font-weight="normal" officeooo:rsid="000a4704" officeooo:paragraph-rsid="001051fc"/>
    </style:style>
    <style:style style:name="P36" style:family="paragraph" style:parent-style-name="Text_20_body" style:list-style-name="L1">
      <style:paragraph-properties fo:margin-left="0in" fo:margin-right="0in" fo:orphans="2" fo:widows="2" fo:text-indent="0in" style:auto-text-indent="false" fo:padding="0in" fo:border="none"/>
      <style:text-properties fo:font-variant="normal" fo:text-transform="none" fo:color="#00a65d" style:font-name="Georgia" fo:letter-spacing="normal" fo:font-style="normal" fo:font-weight="normal" officeooo:rsid="000c3f7f" officeooo:paragraph-rsid="000c3f7f"/>
    </style:style>
    <style:style style:name="P37" style:family="paragraph" style:parent-style-name="Text_20_body">
      <style:paragraph-properties fo:margin-left="0in" fo:margin-right="0in" fo:orphans="2" fo:widows="2" fo:text-indent="0in" style:auto-text-indent="false" fo:padding="0in" fo:border="none"/>
      <style:text-properties fo:font-variant="normal" fo:text-transform="none" fo:color="#00a65d" style:font-name="Georgia" fo:letter-spacing="normal" fo:font-style="normal" fo:font-weight="normal" officeooo:rsid="000c3f7f" officeooo:paragraph-rsid="000c3f7f"/>
    </style:style>
    <style:style style:name="P38" style:family="paragraph" style:parent-style-name="Text_20_body">
      <style:paragraph-properties fo:margin-left="0in" fo:margin-right="0in" fo:orphans="2" fo:widows="2" fo:text-indent="0in" style:auto-text-indent="false" fo:padding="0in" fo:border="none"/>
      <style:text-properties fo:font-variant="normal" fo:text-transform="none" fo:color="#00a65d" style:font-name="Georgia" fo:letter-spacing="normal" fo:font-style="normal" fo:font-weight="normal" officeooo:paragraph-rsid="00082c2e"/>
    </style:style>
    <style:style style:name="P39" style:family="paragraph" style:parent-style-name="Text_20_body">
      <style:paragraph-properties fo:margin-left="0in" fo:margin-right="0in" fo:orphans="2" fo:widows="2" fo:text-indent="0in" style:auto-text-indent="false" fo:padding="0in" fo:border="none"/>
      <style:text-properties fo:font-variant="normal" fo:text-transform="none" fo:color="#00a65d" style:font-name="Georgia" fo:letter-spacing="normal" fo:font-style="normal" fo:font-weight="normal" officeooo:paragraph-rsid="001a382c"/>
    </style:style>
    <style:style style:name="P40" style:family="paragraph" style:parent-style-name="Text_20_body">
      <style:paragraph-properties fo:margin-left="0in" fo:margin-right="0in" fo:orphans="2" fo:widows="2" fo:text-indent="0in" style:auto-text-indent="false" fo:padding="0in" fo:border="none"/>
      <style:text-properties fo:font-variant="normal" fo:text-transform="none" fo:color="#00a65d" style:font-name="Georgia" fo:letter-spacing="normal" fo:font-style="normal" fo:font-weight="normal" officeooo:paragraph-rsid="00092cb9"/>
    </style:style>
    <style:style style:name="P41" style:family="paragraph" style:parent-style-name="Text_20_body">
      <style:paragraph-properties fo:margin-left="0in" fo:margin-right="0in" fo:orphans="2" fo:widows="2" fo:text-indent="0in" style:auto-text-indent="false" fo:padding="0in" fo:border="none"/>
      <style:text-properties fo:font-variant="normal" fo:text-transform="none" fo:color="#00a65d" style:font-name="Georgia" fo:letter-spacing="normal" fo:font-style="normal" fo:font-weight="normal" officeooo:paragraph-rsid="000a3261"/>
    </style:style>
    <style:style style:name="P42" style:family="paragraph" style:parent-style-name="Text_20_body">
      <style:paragraph-properties fo:margin-left="0in" fo:margin-right="0in" fo:orphans="2" fo:widows="2" fo:text-indent="0in" style:auto-text-indent="false" fo:padding="0in" fo:border="none"/>
      <style:text-properties fo:font-variant="normal" fo:text-transform="none" fo:color="#00a65d" style:font-name="Georgia" fo:letter-spacing="normal" fo:font-style="normal" fo:font-weight="normal" officeooo:paragraph-rsid="000dde73"/>
    </style:style>
    <style:style style:name="P43" style:family="paragraph" style:parent-style-name="Text_20_body">
      <style:paragraph-properties fo:margin-left="0in" fo:margin-right="0in" fo:orphans="2" fo:widows="2" fo:text-indent="0in" style:auto-text-indent="false" fo:padding="0in" fo:border="none"/>
    </style:style>
    <style:style style:name="P44" style:family="paragraph" style:parent-style-name="Text_20_body">
      <style:paragraph-properties fo:margin-left="0in" fo:margin-right="0in" fo:orphans="2" fo:widows="2" fo:text-indent="0in" style:auto-text-indent="false" fo:padding="0in" fo:border="none"/>
      <style:text-properties officeooo:paragraph-rsid="000a4704"/>
    </style:style>
    <style:style style:name="P45" style:family="paragraph" style:parent-style-name="Text_20_body">
      <style:paragraph-properties fo:margin-left="0in" fo:margin-right="0in" fo:orphans="2" fo:widows="2" fo:text-indent="0in" style:auto-text-indent="false" fo:padding="0in" fo:border="none"/>
      <style:text-properties fo:color="#00a65d" officeooo:rsid="0016c3de" officeooo:paragraph-rsid="0016c3de"/>
    </style:style>
    <style:style style:name="P46"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Georgia" fo:font-size="11.25pt" fo:letter-spacing="normal" fo:font-style="normal" fo:font-weight="normal"/>
    </style:style>
    <style:style style:name="P47"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00a65d" style:font-name="Georgia" fo:font-size="11.25pt" fo:letter-spacing="normal" fo:font-style="normal" fo:font-weight="normal" officeooo:rsid="000f6fda" officeooo:paragraph-rsid="000f6fda"/>
    </style:style>
    <style:style style:name="P48" style:family="paragraph" style:parent-style-name="Text_20_body" style:list-style-name="L2">
      <style:paragraph-properties fo:margin-left="0in" fo:margin-right="0in" fo:margin-top="0.052in" fo:margin-bottom="0in" loext:contextual-spacing="false" fo:orphans="2" fo:widows="2" fo:text-indent="0in" style:auto-text-indent="false" fo:padding="0in" fo:border="none"/>
      <style:text-properties fo:font-variant="normal" fo:text-transform="none" fo:color="#333333" style:font-name="Georgia" fo:font-size="11.25pt" fo:letter-spacing="normal" fo:font-style="normal" fo:font-weight="normal"/>
    </style:style>
    <style:style style:name="P49" style:family="paragraph" style:parent-style-name="Text_20_body" style:list-style-name="L2">
      <style:paragraph-properties fo:margin-left="0in" fo:margin-right="0in" fo:margin-top="0in" fo:margin-bottom="0.1043in" loext:contextual-spacing="false" fo:orphans="2" fo:widows="2" fo:text-indent="0in" style:auto-text-indent="false" fo:padding="0in" fo:border="none"/>
      <style:text-properties fo:font-variant="normal" fo:text-transform="none" fo:color="#00a65d" style:font-name="Georgia" fo:font-size="11.25pt" fo:letter-spacing="normal" fo:font-style="normal" fo:font-weight="normal" officeooo:rsid="000f6fda" officeooo:paragraph-rsid="000f6fda"/>
    </style:style>
    <style:style style:name="P50" style:family="paragraph" style:parent-style-name="Text_20_body">
      <style:paragraph-properties fo:margin-left="0in" fo:margin-right="0in" fo:margin-top="0.1043in" fo:margin-bottom="0.1043in" loext:contextual-spacing="false" fo:orphans="2" fo:widows="2" fo:text-indent="0in" style:auto-text-indent="false" fo:padding="0in" fo:border="none"/>
      <style:text-properties fo:font-variant="normal" fo:text-transform="none" fo:color="#333333" style:font-name="Georgia" fo:letter-spacing="normal" fo:font-style="normal" fo:font-weight="bold"/>
    </style:style>
    <style:style style:name="P51" style:family="paragraph" style:parent-style-name="Text_20_body" style:list-style-name="L2">
      <style:paragraph-properties fo:margin-top="0in" fo:margin-bottom="0in" loext:contextual-spacing="false" fo:orphans="2" fo:widows="2" fo:padding="0in" fo:border="none"/>
      <style:text-properties fo:font-variant="normal" fo:text-transform="none" fo:color="#333333" style:font-name="Georgia" fo:font-size="11.25pt" fo:letter-spacing="normal" fo:font-style="normal" fo:font-weight="normal"/>
    </style:style>
    <style:style style:name="P52" style:family="paragraph" style:parent-style-name="Text_20_body" style:list-style-name="L2">
      <style:paragraph-properties fo:margin-top="0in" fo:margin-bottom="0in" loext:contextual-spacing="false" fo:orphans="2" fo:widows="2" fo:padding="0in" fo:border="none"/>
      <style:text-properties fo:font-variant="normal" fo:text-transform="none" fo:color="#333333" style:font-name="Georgia" fo:font-size="11.25pt" fo:letter-spacing="normal" fo:font-style="normal" fo:font-weight="normal" officeooo:paragraph-rsid="001e54d6"/>
    </style:style>
    <style:style style:name="P53" style:family="paragraph" style:parent-style-name="Text_20_body" style:list-style-name="L2">
      <style:paragraph-properties fo:margin-top="0.052in" fo:margin-bottom="0in" loext:contextual-spacing="false" fo:orphans="2" fo:widows="2" fo:padding="0in" fo:border="none"/>
      <style:text-properties fo:font-variant="normal" fo:text-transform="none" fo:color="#333333" style:font-name="Georgia" fo:font-size="11.25pt" fo:letter-spacing="normal" fo:font-style="normal" fo:font-weight="normal"/>
    </style:style>
    <style:style style:name="P54" style:family="paragraph" style:parent-style-name="Heading_20_2">
      <style:text-properties fo:font-variant="normal" fo:text-transform="none" fo:color="#333333" style:font-name="Open Sans" fo:font-style="normal" fo:font-weight="normal" officeooo:paragraph-rsid="0014fd30"/>
    </style:style>
    <style:style style:name="P55" style:family="paragraph" style:parent-style-name="Heading_20_2">
      <style:text-properties fo:font-variant="normal" fo:text-transform="none" fo:color="#333333" style:font-name="Open Sans" fo:font-size="16pt" fo:font-style="normal" fo:font-weight="normal" officeooo:paragraph-rsid="0014fd30" style:font-size-asian="16pt" style:font-size-complex="16pt"/>
    </style:style>
    <style:style style:name="P56" style:family="paragraph" style:parent-style-name="Heading_20_5">
      <style:paragraph-properties fo:margin-left="0in" fo:margin-right="0in" fo:margin-top="0.1043in" fo:margin-bottom="0.1043in" loext:contextual-spacing="false" fo:orphans="2" fo:widows="2" fo:text-indent="0in" style:auto-text-indent="false" fo:padding="0in" fo:border="none"/>
      <style:text-properties fo:font-variant="normal" fo:text-transform="none" fo:color="#333333" style:font-name="Georgia" fo:letter-spacing="normal" fo:font-style="normal" fo:font-weight="bold"/>
    </style:style>
    <style:style style:name="P57" style:family="paragraph" style:parent-style-name="Heading_20_5">
      <style:paragraph-properties fo:margin-left="0in" fo:margin-right="0in" fo:margin-top="0.1043in" fo:margin-bottom="0.1043in" loext:contextual-spacing="false" fo:orphans="2" fo:widows="2" fo:text-indent="0in" style:auto-text-indent="false" fo:padding="0in" fo:border="none"/>
      <style:text-properties fo:font-variant="normal" fo:text-transform="none" fo:color="#333333" style:font-name="Georgia" fo:letter-spacing="normal" fo:font-style="normal" fo:font-weight="bold" officeooo:paragraph-rsid="001d0f61"/>
    </style:style>
    <style:style style:name="P58" style:family="paragraph" style:parent-style-name="Heading_20_5">
      <style:paragraph-properties fo:margin-left="0in" fo:margin-right="0in" fo:margin-top="0.1043in" fo:margin-bottom="0.1043in" loext:contextual-spacing="false" fo:orphans="2" fo:widows="2" fo:text-indent="0in" style:auto-text-indent="false" fo:padding="0in" fo:border="none"/>
    </style:style>
    <style:style style:name="T1" style:family="text">
      <style:text-properties fo:font-variant="normal" fo:text-transform="none" fo:color="#333333" style:font-name="Georgia" fo:letter-spacing="normal" fo:font-style="normal" fo:font-weight="normal"/>
    </style:style>
    <style:style style:name="T2" style:family="text">
      <style:text-properties fo:font-variant="normal" fo:text-transform="none" fo:color="#333333" style:font-name="Georgia" fo:letter-spacing="normal" fo:font-style="normal" fo:font-weight="normal" officeooo:rsid="001051fc"/>
    </style:style>
    <style:style style:name="T3" style:family="text">
      <style:text-properties fo:font-variant="normal" fo:text-transform="none" fo:color="#333333" style:font-name="Georgia" fo:letter-spacing="normal" fo:font-style="normal" fo:font-weight="bold"/>
    </style:style>
    <style:style style:name="T4" style:family="text">
      <style:text-properties fo:font-variant="normal" fo:text-transform="none" fo:color="#333333" style:font-name="Georgia" fo:letter-spacing="normal" fo:font-style="normal" fo:font-weight="bold" officeooo:rsid="001051fc"/>
    </style:style>
    <style:style style:name="T5" style:family="text">
      <style:text-properties fo:font-variant="normal" fo:text-transform="none" fo:color="#385abb" style:text-line-through-style="none" style:text-line-through-type="none" style:font-name="Georgia" fo:letter-spacing="normal" fo:font-style="normal" style:text-underline-style="none" fo:font-weight="normal" style:text-blinking="false" fo:background-color="transparent" loext:char-shading-value="0"/>
    </style:style>
    <style:style style:name="T6" style:family="text">
      <style:text-properties fo:font-variant="normal" fo:text-transform="none" style:font-name="Georgia" fo:letter-spacing="normal" fo:font-style="normal" fo:font-weight="normal"/>
    </style:style>
    <style:style style:name="T7" style:family="text">
      <style:text-properties fo:font-variant="normal" fo:text-transform="none" style:font-name="Georgia" fo:letter-spacing="normal" fo:font-style="normal" fo:font-weight="normal" officeooo:rsid="0006d9c3"/>
    </style:style>
    <style:style style:name="T8" style:family="text">
      <style:text-properties fo:font-variant="normal" fo:text-transform="none" style:font-name="Georgia" fo:letter-spacing="normal" fo:font-style="normal" fo:font-weight="normal" officeooo:rsid="0017efa1"/>
    </style:style>
    <style:style style:name="T9" style:family="text">
      <style:text-properties fo:font-variant="normal" fo:text-transform="none" style:font-name="Georgia" fo:letter-spacing="normal" fo:font-style="normal" fo:font-weight="normal" officeooo:rsid="00082c2e"/>
    </style:style>
    <style:style style:name="T10" style:family="text">
      <style:text-properties fo:font-variant="normal" fo:text-transform="none" fo:color="#00a65d" style:font-name="Georgia" fo:letter-spacing="normal" fo:font-style="normal" fo:font-weight="normal" officeooo:rsid="000a4704"/>
    </style:style>
    <style:style style:name="T11" style:family="text">
      <style:text-properties fo:font-variant="normal" fo:text-transform="none" fo:color="#00a65d" style:font-name="Georgia" fo:letter-spacing="normal" fo:font-style="normal" fo:font-weight="normal" officeooo:rsid="001051fc"/>
    </style:style>
    <style:style style:name="T12" style:family="text">
      <style:text-properties fo:font-variant="normal" fo:text-transform="none" fo:color="#f58220" style:font-name="Georgia" fo:font-size="14pt" fo:letter-spacing="normal" fo:font-style="normal" fo:font-weight="bold" style:font-size-asian="14pt" style:font-weight-asian="bold" style:font-size-complex="14pt" style:font-weight-complex="bold"/>
    </style:style>
    <style:style style:name="T13" style:family="text">
      <style:text-properties fo:font-size="12pt" officeooo:rsid="00056f37" style:font-size-asian="10.5pt" style:font-size-complex="12pt"/>
    </style:style>
    <style:style style:name="T14" style:family="text">
      <style:text-properties fo:font-size="12pt" officeooo:rsid="0006d9c3" style:font-size-asian="10.5pt" style:font-size-complex="12pt"/>
    </style:style>
    <style:style style:name="T15" style:family="text">
      <style:text-properties officeooo:rsid="00056f37"/>
    </style:style>
    <style:style style:name="T16" style:family="text">
      <style:text-properties fo:color="#00a65d"/>
    </style:style>
    <style:style style:name="T17" style:family="text">
      <style:text-properties fo:color="#00a65d" fo:font-size="12pt" officeooo:rsid="0006d9c3" style:font-size-asian="10.5pt" style:font-size-complex="12pt"/>
    </style:style>
    <style:style style:name="T18" style:family="text">
      <style:text-properties fo:color="#00a65d" officeooo:rsid="000c3f7f"/>
    </style:style>
    <style:style style:name="T19" style:family="text">
      <style:text-properties fo:color="#00a65d" officeooo:rsid="000f6fda"/>
    </style:style>
    <style:style style:name="T20" style:family="text">
      <style:text-properties fo:color="#00a65d" officeooo:rsid="001051fc"/>
    </style:style>
    <style:style style:name="T21" style:family="text">
      <style:text-properties fo:color="#00a65d" officeooo:rsid="001d0f61"/>
    </style:style>
    <style:style style:name="T22" style:family="text">
      <style:text-properties officeooo:rsid="00082c2e"/>
    </style:style>
    <style:style style:name="T23" style:family="text">
      <style:text-properties officeooo:rsid="00092cb9"/>
    </style:style>
    <style:style style:name="T24" style:family="text">
      <style:text-properties officeooo:rsid="000c3f7f"/>
    </style:style>
    <style:style style:name="T25" style:family="text">
      <style:text-properties officeooo:rsid="000dde73"/>
    </style:style>
    <style:style style:name="T26" style:family="text">
      <style:text-properties fo:color="#ba131a" officeooo:rsid="000f6fda"/>
    </style:style>
    <style:style style:name="T27" style:family="text">
      <style:text-properties fo:color="#ba131a" officeooo:rsid="001e54d6"/>
    </style:style>
    <style:style style:name="T28" style:family="text">
      <style:text-properties officeooo:rsid="001f2706"/>
    </style:style>
    <style:style style:name="T29" style:family="text">
      <style:text-properties fo:color="#f58220" fo:font-size="14pt" fo:font-weight="bold" officeooo:rsid="001f2706" style:font-size-asian="14pt" style:font-weight-asian="bold" style:font-size-complex="14pt" style:font-weight-complex="bold"/>
    </style:style>
    <style:style style:name="T30" style:family="text">
      <style:text-properties fo:color="#f58220" fo:font-size="14pt" fo:font-weight="bold" officeooo:rsid="001e91b8" style:font-size-asian="14pt" style:font-weight-asian="bold" style:font-size-complex="14pt" style:font-weight-complex="bold"/>
    </style:style>
    <style:style style:name="T31" style:family="text">
      <style:text-properties fo:color="#f58220" fo:font-size="14pt" fo:font-weight="bold" officeooo:rsid="0024da99" style:font-size-asian="14pt" style:font-weight-asian="bold" style:font-size-complex="14pt" style:font-weight-complex="bold"/>
    </style:style>
    <style:style style:name="T32" style:family="text">
      <style:text-properties officeooo:rsid="002b7ff5" fo:background-color="#fff685" loext:char-shading-value="0"/>
    </style:style>
    <style:style style:name="T33" style:family="text">
      <style:text-properties officeooo:rsid="002d6a4b" fo:background-color="#fff685" loext:char-shading-value="0"/>
    </style:style>
    <style:style style:name="T34" style:family="text">
      <style:text-properties fo:background-color="#bce4e5" loext:char-shading-value="0"/>
    </style:style>
    <style:style style:name="T35" style:family="text">
      <style:text-properties officeooo:rsid="002d6a4b" fo:background-color="#bce4e5" loext:char-shading-value="0"/>
    </style:style>
    <style:style style:name="T36" style:family="text">
      <style:text-properties officeooo:rsid="003115f2" fo:background-color="#bce4e5" loext:char-shading-value="0"/>
    </style:style>
    <style:style style:name="T37" style:family="text">
      <style:text-properties officeooo:rsid="002d6a4b"/>
    </style:style>
    <style:style style:name="T38" style:family="text">
      <style:text-properties officeooo:rsid="0023e9fb"/>
    </style:style>
    <style:style style:name="T39" style:family="text">
      <style:text-properties officeooo:rsid="00261f65"/>
    </style:style>
    <style:style style:name="T40" style:family="text">
      <style:text-properties officeooo:rsid="002f1107"/>
    </style:style>
    <style:style style:name="T41" style:family="text">
      <style:text-properties fo:background-color="#fff9ae" loext:char-shading-value="0"/>
    </style:style>
    <style:style style:name="T42" style:family="text">
      <style:text-properties officeooo:rsid="0036acbd" fo:background-color="#fff9ae" loext:char-shading-value="0"/>
    </style:style>
    <style:style style:name="T43" style:family="text">
      <style:text-properties officeooo:rsid="0036b65a" fo:background-color="#fff9ae" loext:char-shading-value="0"/>
    </style:style>
    <style:style style:name="T44" style:family="text">
      <style:text-properties officeooo:rsid="003115f2"/>
    </style:style>
    <style:style style:name="T45" style:family="text">
      <style:text-properties officeooo:rsid="0036acbd"/>
    </style:style>
    <style:style style:name="T46" style:family="text">
      <style:text-properties officeooo:rsid="0036b65a"/>
    </style:style>
    <style:style style:name="T47" style:family="text">
      <style:text-properties officeooo:rsid="002915bd"/>
    </style:style>
    <style:style style:name="T48" style:family="text">
      <style:text-properties officeooo:rsid="0029348f"/>
    </style:style>
    <style:style style:name="T49" style:family="text">
      <style:text-properties officeooo:rsid="0014fd30"/>
    </style:style>
    <style:style style:name="T50" style:family="text">
      <style:text-properties fo:font-size="16pt" style:font-size-asian="16pt" style:font-size-complex="16pt"/>
    </style:style>
    <style:style style:name="T51" style:family="text">
      <style:text-properties fo:font-weight="normal"/>
    </style:style>
    <style:style style:name="T52" style:family="text">
      <style:text-properties fo:color="#333333" officeooo:rsid="0014fd30"/>
    </style:style>
    <style:style style:name="T53" style:family="text">
      <style:text-properties fo:color="#385abb" style:text-line-through-style="none" style:text-line-through-type="none" style:text-underline-style="none" fo:font-weight="normal" style:text-blinking="false" fo:background-color="transparent" loext:char-shading-value="0"/>
    </style:style>
    <style:style style:name="T54" style:family="text">
      <style:text-properties officeooo:rsid="001a19e5"/>
    </style:style>
    <style:style style:name="T55" style:family="text">
      <style:text-properties officeooo:rsid="001a382c"/>
    </style:style>
    <style:style style:name="T56" style:family="text">
      <style:text-properties officeooo:rsid="001ab338"/>
    </style:style>
    <style:style style:name="T57" style:family="text">
      <style:text-properties officeooo:rsid="000a3261"/>
    </style:style>
    <style:style style:name="T58" style:family="text">
      <style:text-properties officeooo:rsid="001f1b2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style:text-properties style:font-name="OpenSymbol"/>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2"><text:span text:style-name="T15">Personal Notebook. </text:span></text:h>
      <text:h text:style-name="P54" text:outline-level="2"><text:span text:style-name="T50">Assignment 4: Game Project</text:span></text:h>
      <text:h text:style-name="P54" text:outline-level="2"><text:span text:style-name="T15"><text:line-break/></text:span><text:span text:style-name="T13">For this assignment I will be using the game project as a template to write about my progress through Assignment 4: Game project. To help navigate through this discussion I will be </text:span><text:span text:style-name="T14">highlighting</text:span><text:span text:style-name="T13"> the assignment tex</text:span><text:span text:style-name="T14">t black and my notes </text:span><text:span text:style-name="T17">green</text:span><text:span text:style-name="T13">. </text:span></text:h>
      <text:h text:style-name="P4" text:outline-level="5">Overview</text:h>
      <text:p text:style-name="P50"><text:span text:style-name="T51">This is a programming project. It represents a significant amount of programming work and a substantial investment of your time. You will need to research programs using Internet resources and </text:span><text:a xlink:type="simple" xlink:href="https://landing.athabascau.ca/groups/profile/4417320/comp268v12/tab/4417322/default" office:target-frame-name="_blank" xlink:show="new" text:style-name="Internet_20_link" text:visited-style-name="Visited_20_Internet_20_Link"><text:span text:style-name="T53">Landing</text:span></text:a><text:span text:style-name="T51"> discussions, and then design your program to include the major Elements of the User Experience (described below). Moreover, you will need to code your program, document it, and test it.</text:span></text:p>
      <text:p text:style-name="P31">What you will be researching, designing, building, documenting and testing is an adventure game. Text-based adventure games were common and popular in the 1970s, 80s and 90s.</text:p>
      <text:p text:style-name="P43"><text:span text:style-name="T1">The grandfather of all text-based adventure games is Colossal Cave Adventure, which also went by the names </text:span><text:span text:style-name="Emphasis"><text:span text:style-name="T1">Adventure</text:span></text:span><text:span text:style-name="T1"> and </text:span><text:span text:style-name="Emphasis"><text:span text:style-name="T1">ADVENT</text:span></text:span><text:span text:style-name="T1"> (on early systems with file name limits). </text:span><text:span text:style-name="Emphasis"><text:span text:style-name="T1">Adventure</text:span></text:span><text:span text:style-name="T1"> was created by Will Crowther and Don Woods in 1975–1977 and originally written in FORTRAN (a third-generation computer language) for PDP minicomputers. It has been ported to many other systems and rewritten in several other computer languages.</text:span></text:p>
      <text:p text:style-name="P43"><text:span text:style-name="T1">Your first line of research is to find out more about this game, especially the style of game play and how the game was constructed. An Internet search on topics such as “Adventure (game)” or “Colossal Cave Adventure” will turn up plenty of information. A good starting point is </text:span><text:a xlink:type="simple" xlink:href="https://en.wikipedia.org/wiki/Colossal_Cave_Adventure" office:target-frame-name="_blank" xlink:show="new" text:style-name="Internet_20_link" text:visited-style-name="Visited_20_Internet_20_Link"><text:span text:style-name="T5">Wikipedia</text:span></text:a><text:span text:style-name="T1">.</text:span></text:p>
      <text:p text:style-name="P31">Ultimately, your game will comprise all the following elements, and will form a complete, playable game.</text:p>
      <text:p text:style-name="P50"/>
      <text:p text:style-name="P32">I completed <text:span text:style-name="T49">programming project and as the assignment suggested it required a substantial use of my time.</text:span> To start I looked into Adventure Games and checked the landing to see how my peers approached the problem. The first thing I realized is that <text:span text:style-name="T49">in order to include the major elements of the user’ s experience I need lots of planning. I made three documents; my personal Notebook (this </text:span><text:soft-page-break/><text:span text:style-name="T49">document), Design document, that would hold all of my Design ideas and changes. And a research document that would outline majority of my research. Ultimately I am happy with my game design and I believe I covered a lot of the game elements discussed in a unique way that follows Object Oriented Programming.</text:span></text:p>
      <text:p text:style-name="P32"><text:span text:style-name="T49"><text:s text:c="2"/>To start my project I realized I would need to do some research into choose your own adventure games. Because I already enjoy this genre of book it wasn’t too hard to motivate myself to read more about “</text:span><text:span text:style-name="T52">Colossal Cave Adventure</text:span><text:span text:style-name="T49">”. <text:s/></text:span></text:p>
      <text:h text:style-name="P4" text:outline-level="5">Elements of the User Experience</text:h>
      <text:p text:style-name="P3"><text:span text:style-name="T1">The game, itself, is a </text:span><text:span text:style-name="Emphasis"><text:span text:style-name="T1">text-based adventure game</text:span></text:span><text:span text:style-name="T1">. There are no graphics; only text is used for communication between the game and the player. All output is descriptive, in the form of paragraphs and short answers (e.g., “You can’t go in that direction.”). </text:span></text:p>
      <text:p text:style-name="P45"><text:tab/>I believe because of my experience with the choose your own adventure games I understood the elements or mechanics of the user’s experience. Using only text and input to communicate between the game and the player I had an idea of how I wanted the game to progress. The books I had read used page numbers and paragraph numbers to direct the game. I could easly do the same, by labeling each of my descriptions with a number that correlated to the location. So I broke that off as it’s own mechanic and began turning that into a function. <text:s/>The assignment asked that all descriptions and paragraphs be in long descriptions and short answers. To tackle this I made a method that will check to see if Alice had been in a location. <text:span text:style-name="T7">I made a </text:span><text:span text:style-name="T8">Boolean</text:span><text:span text:style-name="T7"> </text:span><text:span text:style-name="T8">array list</text:span><text:span text:style-name="T7"> that copies the number of elements in the Locations </text:span><text:span text:style-name="T8">Array list.</text:span><text:span text:style-name="T7"> For example if there are 15 locations in the game then there will be 15 locations in </text:span><text:span text:style-name="T8">Boolean</text:span><text:span text:style-name="T7"> </text:span><text:span text:style-name="T8">Array List.</text:span><text:span text:style-name="T7"> </text:span><text:span text:style-name="T6">As requested the game is represented as a set o</text:span><text:span text:style-name="T8">f descriptive outputs. </text:span><text:span text:style-name="T9">When Alice visited a place for the first time a long description would be printed and the </text:span><text:span text:style-name="T8">Boolean</text:span><text:span text:style-name="T9"> for that location (ex: loc 0 = park, </text:span><text:span text:style-name="T8">Boolean</text:span><text:span text:style-name="T9"> 0 = false) would change the </text:span><text:span text:style-name="T8">Boolean</text:span><text:span text:style-name="T9"> to true. </text:span></text:p>
      <text:p text:style-name="P38"><text:span text:style-name="T22"><text:tab/>Now if Alice visits the same location the if statement would be false and be skipped and the short description would be printed. You can find details on these methods in Location Generator. Next the assignment asked that all input is in the form of simple texts and commands chosen from a limited set of options. The choices I decided to list are: move, use, explore, consume, Alice’s Info, inventory, stash, discussion, help, and “exit”. The input is sophisticated as it recognizes all of the above commands in multiple ways. Lets take the example of the command “Inventory”, this command will check Alice’s inventory. To initiate this command the following entries are accepted:</text:span></text:p>
      <text:p text:style-name="P33"><text:s text:c="12"/>case ("INVENTORY"):</text:p>
      <text:p text:style-name="P33"><text:s text:c="12"/>case ("INVENTOR"):</text:p>
      <text:p text:style-name="P33"><text:s text:c="12"/>case ("INVENTO"):</text:p>
      <text:p text:style-name="P33"><text:soft-page-break/><text:s text:c="12"/>case ("INVENT"):</text:p>
      <text:p text:style-name="P33"><text:s text:c="12"/>case ("INVEN"):</text:p>
      <text:p text:style-name="P33"><text:s text:c="12"/>case ("INVE"):</text:p>
      <text:p text:style-name="P33"><text:s text:c="12"/>case ("INV"):</text:p>
      <text:p text:style-name="P33"><text:s text:c="12"/>case ("IN"):</text:p>
      <text:p text:style-name="P33"><text:s text:c="12"/>case ("I"):<text:tab/></text:p>
      <text:p text:style-name="P38"><text:span text:style-name="T22">These entries are NOT case sensitive as requested by the assignment. To find out more about these methods you can find more detail in the Controls class.</text:span></text:p>
      <text:p text:style-name="P38"><text:span text:style-name="T54">As the assignment requested you are the main character Alice, the game space is represented as locations and each location will connect to at least one more location. Some locations connect up to 5 other rooms (King’s Web). Character’s you meet are represented in enemy encounters and discussions. For example meeting the Mad Hatter and having a discussion will display an interesting meeting between Alice. Items can be obtained through exploring each area and in one instance killing the Red Queen. <text:s/></text:span></text:p>
      <text:p text:style-name="P33"><text:span text:style-name="T54">As requested by the assignment I have included items that are needed to successfully complete the game, such as crumpets, drinkMe potions, Eat me cake, and other items taken from the book. </text:span>There is over 15+ items you can use to increase your final score. Items can be stored in Alice’s inventory or in her stash. Both can be checked at anytime through the “Inventory” or “Stash” command. <text:span text:style-name="T54">These commands are accessible with the “inventory,” “invent” or “I” command.</text:span> Item’s can be carried, dropped, or used to end an enemy encounter. I will explain in more detail how items can be used in the next paragraph. For more detail please check ItemGenerator and Item Class.</text:p>
      <text:p text:style-name="P38"><text:span text:style-name="T22"><text:tab/>Items can be combined with two action words to cause a change in action events. If Alice encounters characters through “Explore”. Before a battle is initiated with a random character, Alice has the option to use an item in an attempt to change the outcome. She can either “Gift” and item or “Throw” and item. Depending on what item she decides to throw she can improve her odds of a successful outcome. The enemy is capable of accepting the gift and running away or the enemy might throw the item away and attack! If she is successful Alice will manage to leave the battle without needing to fight! </text:span></text:p>
      <text:p text:style-name="P1">The player might encounter other characters, such as a thief, goblin, bird, snake, etc. Some are good characters, and many are evil. Encounters are random and occur at any time or location.</text:p>
      <text:p text:style-name="P39"><text:span text:style-name="T55">The player (Alice) may encounter other characters depending on location or if she decides to explore. If she explores there is a algorithm that will randomly </text:span><text:soft-page-break/><text:span text:style-name="T55">assign a number from 0-10 to see if Alice will encounter an enemy character. Good characters are based on location and will always be at those locations. Encounters are random and occur at any time Alice explores a location. There is an exception to this rule, Alice will not be able to encounter an enemy if she is not inside Wonderland. I choose to do this because it didn’t make sense to me to have characters from Alice in Wonderland encounter Alice while she is in the park with her sister. </text:span></text:p>
      <text:p text:style-name="P39"><text:span text:style-name="T55"><text:tab/>Encounters are increased or influence the likelihood of encountering an enemy as requested. Depending on the amount of items in Inventory Alice may encounter more enemies. For every two items in inventory Alice gets +.50 to her chance of an enemy encounter. That means 5% increased chance of encountering an enemy for every 2 items in Alices Inventory. An example would be if Alice’s inventory has 4 items in her inventory then when she “explores” her surroundings she will roll a random number using Math.random() and her inventory burden will be added. For more details on how this works, refer to Actions.Explore() for more detail. This is a very big part of the program so other classes are involved and mentioned in Actions.Explore().</text:span></text:p>
      <text:p text:style-name="P40"><text:span text:style-name="T23"><text:tab/>The player will begin the game at a common locations (Park) as the book does, and proceeds to explore the world using input commands. Alice will only have one direction to travel for a couple of turns. As requested some rooms will have one way in and out. Other locations will have multiple ways to enter and exit. <text:s/>Once she truly enters Wonderland Alice will be able to branch out to multiple directions. As an example in the Kings Web Alice will be able to go, East, West, North, and the Queen’s Garden. If Alice goes East she can now go West, North, Kings Web, and through a special palace wall that will actually kill her! </text:span></text:p>
      <text:p text:style-name="P34"><text:span text:style-name="T56"><text:tab/>The game will proceed in some way by the player inputting a text command sequence the game then responds by displaying a text based outcome. This is best demonstrated with the command “move”. </text:span>Each time Alice visits a location she will either get a long description or a short description. If the user wants she can also use the “Discussion” command to have a discussion with a character if they’re present in that location. After each command the user will get a short description to remind them where they are. </text:p>
      <text:p text:style-name="P41"><text:span text:style-name="T57">In this game the character can either perish or win. The player can perish in an interaction with a nasty character, starvation, thirst, or by falling down a hole in the location West. Alice can win by taking the Queen’s Red Crown back to location Alley and using the command “Stash”. Alice is capable of stashing her inventory with the talking door in the location “Alley”. She can check her stash at any time by typing “Stash”. But she can only deposit her inventory in her stash IF she is in location Alley.</text:span></text:p>
      <text:h text:style-name="P5" text:outline-level="5"><text:soft-page-break/><text:span text:style-name="T4">My</text:span><text:span text:style-name="T3"> Game</text:span></text:h>
      <text:p text:style-name="P35">I have based my game on the book Alice in Wonderland by Lewis Carol. This was an entertaining game to make because there are many rooms and characters to work with. <text:s/>The main character will be Alice. Most of the inspiration for locations (rooms) will come from the book. Alice’s starting location will be The Park and her ending location will be the Alley or Park. I didn’t follow the entire book, but I used it to bring more character’s like The Bandersnatch. Alice may have discussions with The Cheshire Cat, Mad Hatter, White Rabbit, Red Queen, Gardeners, and the door with a face. These were some of the character’s that stuck out to me when I skimmed through the book.</text:p>
      <text:h text:style-name="P4" text:outline-level="5"/>
      <text:h text:style-name="P57" text:outline-level="5">Project Requirements</text:h>
      <text:p text:style-name="P44"><text:span text:style-name="T2"><text:tab/></text:span><text:span text:style-name="T11">The game employes Object-oriented principals and it can really be show in the Items class and ItemsGenerator class. I setup all of my classes with the intention of making it accessible and easy to access and make objects of that type. M</text:span><text:span text:style-name="T10">y main class will be AliceInWonderLand </text:span><text:span text:style-name="T11">and it only has one main method that creates an instance of the game. I changed the default constructor to initialize the necessary classes that must be included:</text:span></text:p>
      <text:list xml:id="list470391329" text:style-name="L1">
        <text:list-item>
          <text:p text:style-name="P36">Locations,</text:p>
        </text:list-item>
        <text:list-item>
          <text:p text:style-name="P36">Items</text:p>
        </text:list-item>
        <text:list-item>
          <text:p text:style-name="P36">Characters</text:p>
        </text:list-item>
        <text:list-item>
          <text:p text:style-name="P36"><text:s/>Actions</text:p>
        </text:list-item>
        <text:list-item>
          <text:p text:style-name="P36"><text:s/>Inventory and Control.</text:p>
        </text:list-item>
      </text:list>
      <text:p text:style-name="P37">My Control class is the class that will read user Input and make sure it is valid. How I approached most of my userInput methods is to add a switch statement or a boolean value. </text:p>
      <text:p text:style-name="P2"><text:s/><text:span text:style-name="T20">As requested my game must contain a reasonable number of locations with a minimum of five,</text:span><text:span text:style-name="T16"> </text:span><text:span text:style-name="T20">m</text:span><text:span text:style-name="T18">y game contains over 10 locations. </text:span><text:span text:style-name="T20">My common starting point was the </text:span><text:span text:style-name="T18">(Park)</text:span><text:span text:style-name="T16">, and the </text:span><text:span text:style-name="T20">e</text:span><text:span text:style-name="T18">nding is in Alley once the Queen’s Red Crown is deposited in Alice’s Stash</text:span><text:span text:style-name="T24">)</text:span>. <text:s/><text:span text:style-name="T18">The </text:span><text:span text:style-name="T21">assignment requires that Alice</text:span><text:span text:style-name="T18"> cannot return once she goes into the location </text:span><text:span text:style-name="T21">rabbit-hole, so I have mimicked the same mechanic in my game. </text:span></text:p>
      <text:p text:style-name="P42"><text:span text:style-name="T25"><text:tab/>Alice is capable of gathering many items and those items are capable of increasing Alice’s thirst, health points, and starvation points. She is also capable of throwing and gifting all items. To win the game she will need to get a special Item, the red Queens Crown. To win the Game Alice must get the Red Queen’s </text:span><text:soft-page-break/><text:span text:style-name="T25">Crown and return it to the Stash. The Items, characters, locations, locations descriptions, discusssions, are all stored in text documents. </text:span><text:span text:style-name="T26">I did not put Action words into a text document, </text:span><text:span text:style-name="T27">sadly I was running late on my deadline for this project and I needed to consciously ignore some requirements. </text:span></text:p>
      <text:h text:style-name="P5" text:outline-level="5"><text:span text:style-name="T3">Deliverables</text:span></text:h>
      <text:list xml:id="list3099175723" text:style-name="L2">
        <text:list-item>
          <text:p text:style-name="P46">The game text files (items, characters, place descriptions, actions)</text:p>
          <text:p text:style-name="P47">All text files are in the same folder as the game java files.</text:p>
          <text:p text:style-name="P47"/>
        </text:list-item>
        <text:list-item>
          <text:p text:style-name="P52">A design document in which you fully describe your game’s design elements, concept, plan, play and goals. This document should also explain all the classes and text files used by the game. This document may be written in point form or full sentences, and it should be 1000–2000 words long.<text:line-break/><text:span text:style-name="T19">A design document has been included. The name of the document is “Design Document and it is 16,000+ words.</text:span></text:p>
          <text:p text:style-name="P52"><text:span text:style-name="T19"><text:s/></text:span></text:p>
        </text:list-item>
        <text:list-item>
          <text:p text:style-name="P51">A document in which you discuss the research you conducted to create the game.</text:p>
          <text:p text:style-name="P49">I have included all of my research, documentation , testing, challenges and reflection in <text:span text:style-name="T58">a document called Journal.</text:span></text:p>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erif"/>
    <style:font-face style:name="Lohit Devanagari1" svg:font-family="'Lohit Devanagari'"/>
    <style:font-face style:name="Open Sans1" svg:font-family="'Open Sans', Arial, sans-serif"/>
    <style:font-face style:name="Open Sans" svg:font-family="'Open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a65d"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3T12:05:47.813713138</meta:creation-date>
    <meta:editing-duration>PT17H48M44S</meta:editing-duration>
    <meta:editing-cycles>4</meta:editing-cycles>
    <meta:generator>LibreOffice/6.0.7.3$Linux_X86_64 LibreOffice_project/00m0$Build-3</meta:generator>
    <dc:date>2021-01-07T19:25:58.720211651</dc:date>
    <meta:document-statistic meta:table-count="0" meta:image-count="0" meta:object-count="0" meta:page-count="6" meta:paragraph-count="54" meta:word-count="2283" meta:character-count="13278" meta:non-whitespace-character-count="10918"/>
  </office:meta>
</office:document-meta>
</file>